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LASER Shot</text:p>
          </table:table-cell>
          <table:covered-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Hood Angle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480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 in.</text:p>
          </table:table-cell>
          <table:table-cell office:value-type="string" calcext:value-type="string">
            <text:p>71 degrees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240 in.</text:p>
          </table:table-cell>
          <table:table-cell office:value-type="string" calcext:value-type="string">
            <text:p>70 degrees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120 in.</text:p>
          </table:table-cell>
          <table:table-cell office:value-type="string" calcext:value-type="string">
            <text:p>64 degrees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57.5 in</text:p>
          </table:table-cell>
          <table:table-cell office:value-type="string" calcext:value-type="string">
            <text:p>47 degrees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string" calcext:value-type="string">
            <text:p>47 degrees</text:p>
          </table:table-cell>
          <table:table-cell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8:50:50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49:00.196000000</meta:creation-date>
    <dc:date>2020-02-13T20:39:07.098000000</dc:date>
    <meta:editing-duration>PT32M19S</meta:editing-duration>
    <meta:editing-cycles>4</meta:editing-cycles>
    <meta:generator>LibreOffice/6.2.8.2$Windows_X86_64 LibreOffice_project/f82ddfca21ebc1e222a662a32b25c0c9d20169ee</meta:generator>
    <meta:document-statistic meta:table-count="1" meta:cell-count="20" meta:object-count="0"/>
  </office:meta>
</office:document-meta>
</file>